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1acbb9" officeooo:paragraph-rsid="001acbb9"/>
    </style:style>
    <style:style style:name="P2" style:family="paragraph" style:parent-style-name="Text_20_body">
      <style:paragraph-properties fo:text-align="justify" style:justify-single-word="false"/>
      <style:text-properties officeooo:rsid="001d2d5d" officeooo:paragraph-rsid="001d2d5d"/>
    </style:style>
    <style:style style:name="P3" style:family="paragraph" style:parent-style-name="Text_20_body">
      <style:paragraph-properties fo:text-align="justify" style:justify-single-word="false"/>
      <style:text-properties fo:language="en" fo:country="US" officeooo:rsid="001d2d5d" officeooo:paragraph-rsid="001d2d5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rsid="001eaf3b" officeooo:paragraph-rsid="001eaf3b"/>
    </style:style>
    <style:style style:name="P6" style:family="paragraph" style:parent-style-name="Text_20_body" style:list-style-name="L4">
      <style:text-properties style:font-name="Times New Roman" officeooo:paragraph-rsid="00208afd"/>
    </style:style>
    <style:style style:name="P7" style:family="paragraph" style:parent-style-name="Text_20_body">
      <style:text-properties style:font-name="Times New Roman" officeooo:paragraph-rsid="00208afd"/>
    </style:style>
    <style:style style:name="P8" style:family="paragraph" style:parent-style-name="Text_20_body">
      <style:paragraph-properties fo:text-align="justify" style:justify-single-word="false" fo:padding-left="0in" fo:padding-right="0in" fo:padding-top="0in" fo:padding-bottom="0.0291in" fo:border-left="none" fo:border-right="none" fo:border-top="none" fo:border-bottom="0.06pt solid #000000" style:join-border="false"/>
      <style:text-properties officeooo:rsid="001eaf3b" officeooo:paragraph-rsid="001eaf3b"/>
    </style:style>
    <style:style style:name="P9" style:family="paragraph" style:parent-style-name="Heading_20_1">
      <style:text-properties style:font-name="Times New Roman"/>
    </style:style>
    <style:style style:name="T1" style:family="text">
      <style:text-properties officeooo:rsid="001d2d5d"/>
    </style:style>
    <style:style style:name="T2" style:family="text">
      <style:text-properties fo:language="mk" fo:country="MK"/>
    </style:style>
    <style:style style:name="T3" style:family="text">
      <style:text-properties fo:language="mk" fo:country="MK" officeooo:rsid="001d2d5d"/>
    </style:style>
    <style:style style:name="T4" style:family="text">
      <style:text-properties fo:language="mk" fo:country="MK" officeooo:rsid="00208afd"/>
    </style:style>
    <style:style style:name="T5" style:family="text">
      <style:text-properties fo:language="en" fo:country="US"/>
    </style:style>
    <style:style style:name="T6" style:family="text">
      <style:text-properties fo:language="en" fo:country="US" officeooo:rsid="00208a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EPIC </text:h>
      <text:p text:style-name="P4"><text:s text:c="3"/>EPIC API обезбедува информации за дневните слики собрани од инструментот Earth Polychromatic Imaging Camera (EPIC) на DSCOVR. Единствено поставена на точката Земја-Сонце Лагранџ, EPIC обезбедува целосна слика на дисковите на Земјата и снима уникатни перспективи на одредени астрономски настани, како што се месечински транзити со помош на детектор 2048x2048 пиксели CCD (уред со полнење на полнење), споен со телескоп Касегреин со отвор од 30 см .Метаподатоците за слика и клучните информации се обезбедени од JSON API и може да се побараат според датумот и за најновиот достапен датум. Список на сите достапни датуми, исто така, може да се добие преку API за повеќе грануларна контрола.<text:line-break/>Развојот на EPIC API започна во 2015 година и е поддржан од тимот за развој на веб-страницата за Лабораторијата за атмосфери во одделот за науки на земјата на Центарот за вселенски летови на Годард. Повеќе информации во врска со API и преземањето на сликите за преземање може да се најдат на веб-страницата на EPIC.</text:p>
      <text:p text:style-name="P1"/>
      <text:h text:style-name="Heading_20_1" text:outline-level="1">APOD</text:h>
      <text:p text:style-name="P4"><text:s text:c="3"/>Една од најпопуларните веб-страници на НАСА е Астрономската слика на денот. Всушност, оваа веб-страница е една од најпопуларните веб-страници низ сите федерални агенции. Има популарна привлечност за видео од Justастин Бибер. Оваа крајна точка ги структурира сликите на APOD и придружните метаподатоци за да може да бидат пренаменети за други апликации. Покрај тоа, ако параметарот concept_tags е поставен на True, тогаш клучните зборови добиени од објаснувањето на сликата се враќаат. Овие клучни зборови може да се користат како автоматско генерирани хаштагови за постови на твитер или инстаграм; но генерално помагаат при откривање на релевантни слики. Целосната документација за овој API може да се најде во складиштето APOD API Github.</text:p>
      <text:p text:style-name="P1"/>
      <text:p text:style-name="P1"/>
      <text:h text:style-name="Heading_20_1" text:outline-level="1">About <text:span text:style-name="T6">us</text:span></text:h>
      <text:p text:style-name="P4"><text:s text:c="2"/>Оваа страница е направена за училишен проект од средношколец и помош од искусен програмер. Целта на оваа апликација е да демонстрира и едуцира како да се земат податоци од јавниот сервис. Во овој случај, ние користиме отворен API на НАСА. За предната страна и рендерирањето на преземените податоци се користат ReactJS и некои дополнителни алатки на Node.js како Bootstrap.</text:p>
      <text:p text:style-name="P4"><text:span text:style-name="T3">Има четири</text:span> страници: <text:span text:style-name="T1">Home</text:span>, <text:span text:style-name="T1">APOD</text:span>, <text:span text:style-name="T1">Epic</text:span> и Твитови на НАСА. На секоја страница има различна содржина за разгледување. Целата содржина е земена од страниците на НАСА.</text:p>
      <text:p text:style-name="P2">Home – <text:span text:style-name="T2">почетна страница каде може да најдеш некои факти за НАСА и нивните достигнувањеа.</text:span></text:p>
      <text:p text:style-name="P3">Apod- <text:span text:style-name="T2">астрономски слики на денот.</text:span></text:p>
      <text:p text:style-name="P3"><text:soft-page-break/><text:span text:style-name="T2">Е</text:span>pic- <text:span text:style-name="T2">информации за дневните слики собрани од инструментот Earth Polychromatic Imaging Camera (EPIC)</text:span></text:p>
      <text:p text:style-name="P5">N<text:span text:style-name="T5">ASA</text:span> tweets- <text:span text:style-name="T2">секојдневни на НАСА твитови.</text:span></text:p>
      <text:p text:style-name="P8"><text:span text:style-name="T2"/></text:p>
      <text:p text:style-name="P5"><text:span text:style-name="T2"/></text:p>
      <text:h text:style-name="P9" text:outline-level="1">Home</text:h>
      <text:list xml:id="list1936128857" text:style-name="L4">
        <text:list-item>
          <text:p text:style-name="P6"><text:span text:style-name="T4">Акронимот „НАСА“ се залага за Национална администрација за аеронаутика и вселена. Вселенските летала Меркур, Близнаци и Аполо слетаа во Атлантскиот и Тихиот океан кога се вратија на Земјата.<text:line-break/></text:span></text:p>
        </text:list-item>
        <text:list-item>
          <text:p text:style-name="P6"><text:span text:style-name="T4">Пред да се формира НАСА, Националниот советодавен комитет за аеронаутика (НАЦА) беше започнат од претседателот Вудроу Вилсон за надзор и насочување на научната студија за проблемите со летот. NACA утврди на кои проблеми треба експериментално да се работи и разговараше за нивните решенија и нивната примена на практични прашања. NACA, исто така, режираше и спроведе истражување и експерименти во аеронаутиката. Центарот за истражување на летови во НАСА Драјден се наоѓа во Едвардс, Калифорнија.<text:line-break/></text:span></text:p>
        </text:list-item>
        <text:list-item>
          <text:p text:style-name="P6"><text:span text:style-name="T4">„Ландсат“ беше серија револуционерни сателити кои за првпат беа лансирани во 1972 година со цел систематско фотографирање на површината на Земјата од вселената. СР-71, исто така познат како „Црна птица“, е истражувачки авион што го користи НАСА како тест кревет за аеронаутички истражувања со голема брзина и голема надморска височина. Тајно беше дизајниран во 1950-тите во компанијата за напредна развој на Локид, попозната како „Работи на сканк“.<text:line-break/></text:span></text:p>
        </text:list-item>
        <text:list-item>
          <text:p text:style-name="P6"><text:span text:style-name="T4">Орвил и Вилбур Рајт го направија својот прв успешен лет на 17 декември 1903 година. Вилбур и Орвил имаа двајца постари браќа и една помала сестра. Ниту едно од децата Рајт не добило средно име. На 14 октомври 1947 година, со ракетен погон Бел Х-1, капетанот Чарлс Е.Јиџер за прв пат леташе побрзо од звукот.<text:line-break/></text:span></text:p>
        </text:list-item>
        <text:list-item>
          <text:p text:style-name="P6"><text:span text:style-name="T4">НАСА започна со работа на 1 октомври 1958 година - една година откако Советите го лансираа Спутник 1, првиот вештачки сателит во светот. Флаерот „Рајт 1905“, првиот практичен авион, летал 33 минути и 17 секунди, поминувајќи растојание од 20 милји, на 4 октомври 1905 година.<text:line-break/></text:span></text:p>
        </text:list-item>
        <text:list-item>
          <text:p text:style-name="P6"><text:span text:style-name="T4">Откако првиот погон на Рајт Флаер од 1903 година влезе во историјата во Кити Хоук, Северна Каролина, браќата Рајт го расклопија и го испратија во Дејтон, Охајо, каде што се чуваше во барака зад нивната продавница за велосипеди повеќе од една деценија. Во </text:span><text:soft-page-break/><text:span text:style-name="T4">март 1913 година, Дејтон беше погоден од сериозна поплава, а кутиите во кои се наоѓаше Флаерот беа потопени во вода и кал 11 дена. Во летото 1916 година, Орвил го поправи и состави авионот за кратка изложба во Технолошкиот институт во Масачусетс. Обединетите нации го прогласија 4-10 октомври 1999 година за Светска недела на вселената. Овие датуми го одбележуваат лансирањето на Спутник во 1957 година и Договорот за вселената од 1967 година.<text:line-break/><text:line-break/></text:span></text:p>
        </text:list-item>
        <text:list-item>
          <text:p text:style-name="P6"><text:span text:style-name="T4">Авионот без робот Алтус II може да кружи до 24 часа над пожарите, пренесувајќи слики и податоци назад кон компјутерите преку сателит. Првично претставен како дел од програмата за истражување на животната средина и технологијата на сензори (ERAST), Алтус II може да мапира десетици пожари во еден ден без ризик за пилотот. Дали некогаш сте слушнале звучен бум? Кога авионот патува со брзина поголема од звукот, брановите на густина на звук емитирани од авионот се акумулираат во конус зад авионот. Кога ќе помине овој шок бран, слушател слуша звучен бум. Големите метеори и Вселенскиот шатл често произведуваат звучни бумни пред да бидат успорени под под брзината на звукот од атмосферата на Земјата.<text:line-break/><text:line-break/></text:span></text:p>
        </text:list-item>
        <text:list-item>
          <text:p text:style-name="P6"><text:span text:style-name="T4">Во секој момент, има 1.800 грмотевици што се случуваат некаде на Земјата. Ова изнесува 16 милиони бури секоја година! Ние ги знаеме облачните услови што произведуваат молња, но не можеме да ја предвидиме локацијата или времето на ударот на гром. Милја, исто така наречена „статутна милја“ е единица оддалеченост со која се запознаени повеќето граѓани на САД. За да ги претворите статутните милји во километри, помножете ги статутните милји со 1.609347.</text:span></text:p>
        </text:list-item>
      </text:list>
      <text:p text:style-name="P7"><text:span text:style-name="T4"/></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7T22:43:35.070000000</meta:creation-date>
    <dc:date>2021-02-27T23:13:04.470000000</dc:date>
    <meta:editing-duration>PT19M20S</meta:editing-duration>
    <meta:editing-cycles>4</meta:editing-cycles>
    <meta:generator>LibreOffice/6.1.1.2$Windows_X86_64 LibreOffice_project/5d19a1bfa650b796764388cd8b33a5af1f5baa1b</meta:generator>
    <meta:document-statistic meta:table-count="0" meta:image-count="0" meta:object-count="0" meta:page-count="3" meta:paragraph-count="20" meta:word-count="970" meta:character-count="6146" meta:non-whitespace-character-count="5185"/>
  </office:meta>
</office:document-meta>
</file>